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75in" svg:height="3.5449in" svg:x="7.0122in" svg:y="2.3736in">
            <draw:object draw:notify-on-update-of-ranges="Sheet1.E1:Sheet1.E1 Sheet1.E2:Sheet1.E10 Sheet1.F1:Sheet1.F1 Sheet1.F2:Sheet1.F10 Sheet1.G1:Sheet1.G1 Sheet1.G2:Sheet1.G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3177in" svg:y="2.361in">
            <draw:object draw:notify-on-update-of-ranges="Sheet1.A1:Sheet1.A1 Sheet1.A2:Sheet1.A10 Sheet1.B1:Sheet1.B1 Sheet1.B2:Sheet1.B10 Sheet1.C1:Sheet1.C1 Sheet1.C2:Sheet1.C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Gauss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Salvación Simple</text:p>
          </table:table-cell>
          <table:table-cell office:value-type="string" calcext:value-type="string">
            <text:p>Sherman Morriso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4.735" calcext:value-type="float">
            <text:p>204.735</text:p>
          </table:table-cell>
          <table:table-cell office:value-type="float" office:value="206.118" calcext:value-type="float">
            <text:p>206.1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327.2" calcext:value-type="float">
            <text:p>10327.2</text:p>
          </table:table-cell>
          <table:table-cell office:value-type="float" office:value="647.874" calcext:value-type="float">
            <text:p>647.8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4.283" calcext:value-type="float">
            <text:p>414.283</text:p>
          </table:table-cell>
          <table:table-cell office:value-type="float" office:value="429.809" calcext:value-type="float">
            <text:p>429.8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1414.7" calcext:value-type="float">
            <text:p>21414.7</text:p>
          </table:table-cell>
          <table:table-cell office:value-type="float" office:value="1396.32" calcext:value-type="float">
            <text:p>1396.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5.831" calcext:value-type="float">
            <text:p>785.831</text:p>
          </table:table-cell>
          <table:table-cell office:value-type="float" office:value="801.851" calcext:value-type="float">
            <text:p>801.85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991.6" calcext:value-type="float">
            <text:p>40991.6</text:p>
          </table:table-cell>
          <table:table-cell office:value-type="float" office:value="2439.08" calcext:value-type="float">
            <text:p>2439.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42.74" calcext:value-type="float">
            <text:p>1342.74</text:p>
          </table:table-cell>
          <table:table-cell office:value-type="float" office:value="1298.75" calcext:value-type="float">
            <text:p>1298.7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698.8" calcext:value-type="float">
            <text:p>64698.8</text:p>
          </table:table-cell>
          <table:table-cell office:value-type="float" office:value="3500.31" calcext:value-type="float">
            <text:p>3500.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21.06" calcext:value-type="float">
            <text:p>2021.06</text:p>
          </table:table-cell>
          <table:table-cell office:value-type="float" office:value="2070.19" calcext:value-type="float">
            <text:p>2070.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6540" calcext:value-type="float">
            <text:p>106540</text:p>
          </table:table-cell>
          <table:table-cell office:value-type="float" office:value="5591.63" calcext:value-type="float">
            <text:p>5591.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02.01" calcext:value-type="float">
            <text:p>3102.01</text:p>
          </table:table-cell>
          <table:table-cell office:value-type="float" office:value="3192.8" calcext:value-type="float">
            <text:p>3192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8563" calcext:value-type="float">
            <text:p>158563</text:p>
          </table:table-cell>
          <table:table-cell office:value-type="float" office:value="7845.84" calcext:value-type="float">
            <text:p>7845.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533.83" calcext:value-type="float">
            <text:p>4533.83</text:p>
          </table:table-cell>
          <table:table-cell office:value-type="float" office:value="4617.69" calcext:value-type="float">
            <text:p>4617.6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31242" calcext:value-type="float">
            <text:p>231242</text:p>
          </table:table-cell>
          <table:table-cell office:value-type="float" office:value="10678.9" calcext:value-type="float">
            <text:p>10678.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538.94" calcext:value-type="float">
            <text:p>6538.94</text:p>
          </table:table-cell>
          <table:table-cell office:value-type="float" office:value="6559.67" calcext:value-type="float">
            <text:p>6559.6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18165" calcext:value-type="float">
            <text:p>318165</text:p>
          </table:table-cell>
          <table:table-cell office:value-type="float" office:value="13871" calcext:value-type="float">
            <text:p>138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614.75" calcext:value-type="float">
            <text:p>9614.75</text:p>
          </table:table-cell>
          <table:table-cell office:value-type="float" office:value="9602.5" calcext:value-type="float">
            <text:p>9602.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36822" calcext:value-type="float">
            <text:p>436822</text:p>
          </table:table-cell>
          <table:table-cell office:value-type="float" office:value="19373.1" calcext:value-type="float">
            <text:p>1937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1:59:09.132923748</dc:date>
    <meta:document-statistic meta:table-count="1" meta:cell-count="58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line" chart:style-name="ch1">
        <chart:title svg:x="4.7cm" svg:y="0.316cm" chart:style-name="ch2">
          <text:p>Comparación Tiempos Salvación</text:p>
        </chart:title>
        <chart:subtitle svg:x="4.607cm" svg:y="1.301cm" chart:style-name="ch3">
          <text:p>Variando Largo y Ancho del Paravrisas</text:p>
        </chart:subtitle>
        <chart:legend chart:legend-position="end" svg:x="11.873cm" svg:y="3.954cm" style:legend-expansion="high" chart:style-name="ch4"/>
        <chart:plot-area chart:style-name="ch5" table:cell-range-address="Sheet1.E1:Sheet1.G10" chart:data-source-has-labels="both" svg:x="1.331cm" svg:y="2.19cm" svg:width="10.222cm" svg:height="5.654cm">
          <chartooo:coordinate-region svg:x="2.693cm" svg:y="2.389cm" svg:width="8.58cm" svg:height="4.808cm"/>
          <chart:axis chart:dimension="x" chart:name="primary-x" chart:style-name="ch6" chartooo:axis-type="auto">
            <chartooo:date-scale/>
            <chart:title svg:x="5.353cm" svg:y="8.024cm" chart:style-name="ch7">
              <text:p>Largo Y Ancho</text:p>
            </chart:title>
            <chart:categories table:cell-range-address="Sheet1.E2:Sheet1.E10"/>
          </chart:axis>
          <chart:axis chart:dimension="y" chart:name="primary-y" chart:style-name="ch6">
            <chart:title svg:x="0.451cm" svg:y="5.961cm" chart:style-name="ch8">
              <text:p>Tiempo (ms)</text:p>
            </chart:title>
            <chart:grid chart:style-name="ch9" chart:class="major"/>
          </chart:axis>
          <chart:series chart:style-name="ch10" chart:values-cell-range-address="Sheet1.F2:Sheet1.F10" chart:label-cell-address="Sheet1.F1:Sheet1.F1" chart:class="chart:line">
            <chart:data-point chart:repeated="9"/>
          </chart:series>
          <chart:series chart:style-name="ch11" chart:values-cell-range-address="Sheet1.G2:Sheet1.G10" chart:label-cell-address="Sheet1.G1:Sheet1.G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vación Simple</text:p>
                <draw:g>
                  <svg:desc>Sheet1.F1:Sheet1.F1</svg:desc>
                </draw:g>
              </table:table-cell>
              <table:table-cell office:value-type="string">
                <text:p>Sherman Morris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E2:Sheet1.E10</svg:desc>
                </draw:g>
              </table:table-cell>
              <table:table-cell office:value-type="float" office:value="10327.2">
                <text:p>10327.2</text:p>
                <draw:g>
                  <svg:desc>Sheet1.F2:Sheet1.F10</svg:desc>
                </draw:g>
              </table:table-cell>
              <table:table-cell office:value-type="float" office:value="647.874">
                <text:p>647.874</text:p>
                <draw:g>
                  <svg:desc>Sheet1.G2:Sheet1.G10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414.7">
                <text:p>21414.7</text:p>
              </table:table-cell>
              <table:table-cell office:value-type="float" office:value="1396.32">
                <text:p>1396.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0991.6">
                <text:p>40991.6</text:p>
              </table:table-cell>
              <table:table-cell office:value-type="float" office:value="2439.08">
                <text:p>2439.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4698.8">
                <text:p>64698.8</text:p>
              </table:table-cell>
              <table:table-cell office:value-type="float" office:value="3500.31">
                <text:p>3500.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540">
                <text:p>106540</text:p>
              </table:table-cell>
              <table:table-cell office:value-type="float" office:value="5591.63">
                <text:p>5591.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8563">
                <text:p>158563</text:p>
              </table:table-cell>
              <table:table-cell office:value-type="float" office:value="7845.84">
                <text:p>7845.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31242">
                <text:p>231242</text:p>
              </table:table-cell>
              <table:table-cell office:value-type="float" office:value="10678.9">
                <text:p>10678.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18165">
                <text:p>318165</text:p>
              </table:table-cell>
              <table:table-cell office:value-type="float" office:value="13871">
                <text:p>138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36822">
                <text:p>436822</text:p>
              </table:table-cell>
              <table:table-cell office:value-type="float" office:value="19373.1">
                <text:p>1937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31cm" svg:y="0.316cm" chart:style-name="ch2">
          <text:p>Comparacion De Tiempos Algoritmos Resolucion Del Sistema</text:p>
        </chart:title>
        <chart:subtitle svg:x="5.892cm" svg:y="1.301cm" chart:style-name="ch3">
          <text:p>Variando Largo y Ancho</text:p>
        </chart:subtitle>
        <chart:legend chart:legend-position="end" svg:x="13.651cm" svg:y="3.952cm" style:legend-expansion="high" chart:style-name="ch4"/>
        <chart:plot-area chart:style-name="ch5" table:cell-range-address="Sheet1.A1:Sheet1.C10" chart:data-source-has-labels="both" svg:x="1.331cm" svg:y="2.19cm" svg:width="12cm" svg:height="5.649cm">
          <chartooo:coordinate-region svg:x="2.508cm" svg:y="2.39cm" svg:width="10.543cm" svg:height="4.802cm"/>
          <chart:axis chart:dimension="x" chart:name="primary-x" chart:style-name="ch6" chartooo:axis-type="auto">
            <chartooo:date-scale/>
            <chart:title svg:x="6.242cm" svg:y="8.019cm" chart:style-name="ch7">
              <text:p>Largo y Ancho</text:p>
            </chart:title>
            <chart:categories table:cell-range-address="Sheet1.A2:Sheet1.A10"/>
          </chart:axis>
          <chart:axis chart:dimension="y" chart:name="primary-y" chart:style-name="ch6">
            <chart:title svg:x="0.451cm" svg:y="5.958cm" chart:style-name="ch8">
              <text:p>Tiempo (ms)</text:p>
            </chart:title>
            <chart:grid chart:style-name="ch9" chart:class="major"/>
          </chart:axis>
          <chart:series chart:style-name="ch10" chart:values-cell-range-address="Sheet1.B2:Sheet1.B10" chart:label-cell-address="Sheet1.B1:Sheet1.B1" chart:class="chart:line">
            <chart:data-point chart:repeated="9"/>
          </chart:series>
          <chart:series chart:style-name="ch11" chart:values-cell-range-address="Sheet1.C2:Sheet1.C10" chart:label-cell-address="Sheet1.C1:Sheet1.C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uss</text:p>
                <draw:g>
                  <svg:desc>Sheet1.B1:Sheet1.B1</svg:desc>
                </draw:g>
              </table:table-cell>
              <table:table-cell office:value-type="string">
                <text:p>LU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10</svg:desc>
                </draw:g>
              </table:table-cell>
              <table:table-cell office:value-type="float" office:value="204.735">
                <text:p>204.735</text:p>
                <draw:g>
                  <svg:desc>Sheet1.B2:Sheet1.B10</svg:desc>
                </draw:g>
              </table:table-cell>
              <table:table-cell office:value-type="float" office:value="206.118">
                <text:p>206.118</text:p>
                <draw:g>
                  <svg:desc>Sheet1.C2:Sheet1.C10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14.283">
                <text:p>414.283</text:p>
              </table:table-cell>
              <table:table-cell office:value-type="float" office:value="429.809">
                <text:p>429.80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85.831">
                <text:p>785.831</text:p>
              </table:table-cell>
              <table:table-cell office:value-type="float" office:value="801.851">
                <text:p>801.8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42.74">
                <text:p>1342.74</text:p>
              </table:table-cell>
              <table:table-cell office:value-type="float" office:value="1298.75">
                <text:p>1298.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21.06">
                <text:p>2021.06</text:p>
              </table:table-cell>
              <table:table-cell office:value-type="float" office:value="2070.19">
                <text:p>2070.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02.01">
                <text:p>3102.01</text:p>
              </table:table-cell>
              <table:table-cell office:value-type="float" office:value="3192.8">
                <text:p>3192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533.83">
                <text:p>4533.83</text:p>
              </table:table-cell>
              <table:table-cell office:value-type="float" office:value="4617.69">
                <text:p>4617.6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538.94">
                <text:p>6538.94</text:p>
              </table:table-cell>
              <table:table-cell office:value-type="float" office:value="6559.67">
                <text:p>6559.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614.75">
                <text:p>9614.75</text:p>
              </table:table-cell>
              <table:table-cell office:value-type="float" office:value="9602.5">
                <text:p>960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